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20000000CC6BCFFC7C1D55D92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736cm" style:use-optimal-column-width="false"/>
    </style:style>
    <style:style style:name="co2" style:family="table-column">
      <style:table-column-properties style:column-width="4.06cm" style:use-optimal-column-width="false"/>
    </style:style>
    <style:style style:name="co3" style:family="table-column">
      <style:table-column-properties style:column-width="3.038cm" style:use-optimal-column-width="false"/>
    </style:style>
    <style:style style:name="co4" style:family="table-column">
      <style:table-column-properties style:column-width="3.433cm" style:use-optimal-column-width="false"/>
    </style:style>
    <style:style style:name="co5" style:family="table-column">
      <style:table-column-properties style:column-width="3.698cm" style:use-optimal-column-width="false"/>
    </style:style>
    <style:style style:name="co6" style:family="table-column">
      <style:table-column-properties style:column-width="4.469cm" style:use-optimal-column-width="false"/>
    </style:style>
    <style:style style:name="ro1" style:family="table-row">
      <style:table-row-properties style:row-height="1.817cm" style:use-optimal-row-height="false"/>
    </style:style>
    <style:style style:name="ro2" style:family="table-row">
      <style:table-row-properties style:row-height="1.307cm" style:use-optimal-row-height="false"/>
    </style:style>
    <style:style style:name="ro3" style:family="table-row">
      <style:table-row-properties style:row-height="1.308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2.433cm" svg:height="6.248cm" svg:x="2.444cm" svg:y="5.4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Activation Function</text:p>
              </table:table-cell>
              <table:table-cell table:style-name="ce1">
                <text:list text:style-name="L3">
                  <text:list-header>
                    <text:p><text:span text:style-name="T1">epochs</text:span></text:p>
                  </text:list-header>
                </text:list>
              </table:table-cell>
              <table:table-cell table:number-columns-spanned="2">
                <text:p><text:s text:c="2"/>Xavier Initilization</text:p>
              </table:table-cell>
              <table:covered-table-cell/>
              <table:table-cell table:number-columns-spanned="2">
                <text:p><text:s text:c="7"/>He Initialization</text:p>
              </table:table-cell>
              <table:covered-table-cell/>
            </table:table-row>
            <table:table-row table:style-name="ro1" table:default-cell-style-name="gray2">
              <table:table-cell/>
              <table:table-cell/>
              <table:table-cell>
                <text:p>Training accuracy</text:p>
              </table:table-cell>
              <table:table-cell>
                <text:p><text:s/>Testing </text:p>
                <text:p>accuracy</text:p>
              </table:table-cell>
              <table:table-cell>
                <text:p><text:s/>Training <text:s text:c="4"/>accuracy</text:p>
              </table:table-cell>
              <table:table-cell>
                <text:p><text:s text:c="3"/>Testing </text:p>
                <text:p><text:s text:c="2"/>accuracy</text:p>
              </table:table-cell>
            </table:table-row>
            <table:table-row table:style-name="ro2" table:default-cell-style-name="gray1">
              <table:table-cell>
                <text:p>Sigmoid</text:p>
              </table:table-cell>
              <table:table-cell table:style-name="ce1">
                <text:list text:continue-numbering="true" text:style-name="L3">
                  <text:list-header>
                    <text:p><text:span text:style-name="T1">3000</text:span></text:p>
                  </text:list-header>
                </text:list>
              </table:table-cell>
              <table:table-cell>
                <text:p><text:s text:c="2"/>55.13%</text:p>
              </table:table-cell>
              <table:table-cell>
                <text:p><text:s text:c="2"/>66.0%</text:p>
              </table:table-cell>
              <table:table-cell>
                <text:p><text:s text:c="2"/>57.48%</text:p>
              </table:table-cell>
              <table:table-cell>
                <text:p><text:s text:c="4"/>78.0%</text:p>
              </table:table-cell>
            </table:table-row>
            <table:table-row table:style-name="ro3" table:default-cell-style-name="gray2">
              <table:table-cell>
                <text:p>relu</text:p>
              </table:table-cell>
              <table:table-cell table:style-name="ce1">
                <text:list text:continue-numbering="true" text:style-name="L3">
                  <text:list-header>
                    <text:p><text:span text:style-name="T1">3000</text:span></text:p>
                  </text:list-header>
                </text:list>
              </table:table-cell>
              <table:table-cell>
                <text:p><text:s text:c="2"/>82.25%</text:p>
              </table:table-cell>
              <table:table-cell>
                <text:p><text:s text:c="2"/>74.0%</text:p>
              </table:table-cell>
              <table:table-cell>
                <text:p><text:s text:c="2"/><text:span text:style-name="T2">86.29%</text:span></text:p>
              </table:table-cell>
              <table:table-cell>
                <text:p><text:s text:c="4"/><text:span text:style-name="T2">78.0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BCFFC7C1D55D92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T25M25S</meta:editing-duration>
    <meta:editing-cycles>7</meta:editing-cycles>
    <meta:generator>LibreOffice/6.4.6.2$Linux_X86_64 LibreOffice_project/40$Build-2</meta:generator>
    <dc:title>Bright Blue</dc:title>
    <dc:date>2020-11-12T11:27:48.835925305</dc:date>
    <meta:print-date>2020-11-11T16:24:09.459487390</meta:print-date>
    <meta:document-statistic meta:object-count="26"/>
  </office:meta>
</office:document-meta>
</file>